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29d721" officeooo:paragraph-rsid="0029d721" style:font-size-asian="13pt" style:font-size-complex="13pt"/>
    </style:style>
    <style:style style:name="P2" style:family="paragraph" style:parent-style-name="Standard">
      <style:text-properties fo:font-size="13pt" officeooo:rsid="0029d721" officeooo:paragraph-rsid="0031cb97" style:font-size-asian="13pt" style:font-size-complex="13pt"/>
    </style:style>
    <style:style style:name="P3" style:family="paragraph" style:parent-style-name="Standard">
      <style:text-properties officeooo:paragraph-rsid="0029d721"/>
    </style:style>
    <style:style style:name="P4" style:family="paragraph" style:parent-style-name="Standard">
      <style:text-properties officeooo:paragraph-rsid="0031cb97"/>
    </style:style>
    <style:style style:name="P5" style:family="paragraph" style:parent-style-name="Title">
      <style:text-properties style:font-name="VenturisSans ADF No2 Cd" fo:font-size="28pt" fo:font-weight="bold" officeooo:rsid="0031cb97" officeooo:paragraph-rsid="0031cb97" style:font-name-asian="Noto Sans CJK SC" style:font-size-asian="28pt" style:font-weight-asian="bold" style:font-name-complex="FreeSans" style:font-size-complex="28pt" style:font-weight-complex="bold"/>
    </style:style>
    <style:style style:name="T1" style:family="text">
      <style:text-properties officeooo:rsid="0031cb97"/>
    </style:style>
    <style:style style:name="T2" style:family="text">
      <style:text-properties fo:font-size="13pt" officeooo:rsid="0031cb97" style:font-size-asian="13pt" style:font-size-complex="13pt"/>
    </style:style>
    <style:style style:name="T3" style:family="text">
      <style:text-properties fo:font-size="13pt" officeooo:rsid="0029d721" style:font-size-asian="13pt" style:font-size-complex="13pt"/>
    </style:style>
    <style:style style:name="T4" style:family="text">
      <style:text-properties fo:font-size="13pt" officeooo:rsid="00323dbe" style:font-size-asian="13pt" style:font-size-complex="13pt"/>
    </style:style>
    <style:style style:name="T5" style:family="text">
      <style:text-properties style:font-name="Venturis ADF" fo:font-size="13pt" officeooo:rsid="0031cb97" style:font-size-asian="13pt" style:font-size-complex="13pt"/>
    </style:style>
    <style:style style:name="T6" style:family="text">
      <style:text-properties style:font-name="Venturis ADF" fo:font-size="13pt" officeooo:rsid="00323dbe" style:font-size-asian="13pt" style:font-size-complex="13pt"/>
    </style:style>
    <style:style style:name="T7" style:family="text">
      <style:text-properties officeooo:rsid="00323d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a 1992, Hitchens faxed his copy through</text:p>
      <text:p text:style-name="P1">As Regards Columbus Day</text:p>
      <text:p text:style-name="P1">And if you'll permit me the conceit of a posthumous critique</text:p>
      <text:p text:style-name="P1">I'll paraphrase</text:p>
      <text:p text:style-name="P1"/>
      <text:p text:style-name="P1">My colorful, exotic friend</text:p>
      <text:p text:style-name="P1">Respectable, well spoken</text:p>
      <text:p text:style-name="P1">Unlike the rest of them</text:p>
      <text:p text:style-name="P1">As you know, I'm color-blind and you're a credit to your kind, your kind</text:p>
      <text:p text:style-name="P1"/>
      <text:p text:style-name="P1">This silly talk of resurgence, ceremony, communion with</text:p>
      <text:p text:style-name="P1">An unconquered natural world</text:p>
      <text:p text:style-name="P1">Tell me, where is your gratitude for all we've done for you?</text:p>
      <text:p text:style-name="P2">This</text:p>
      <text:p text:style-name="P2"/>
      <text:p text:style-name="P4"><text:span text:style-name="T5">P</text:span><text:span text:style-name="T3">aradise</text:span></text:p>
      <text:p text:style-name="P1">Eden</text:p>
      <text:p text:style-name="P1">Empire</text:p>
      <text:p text:style-name="P1">Kingdom</text:p>
      <text:p text:style-name="P1"/>
      <text:p text:style-name="P1">This boundless epoch we've bestowed</text:p>
      <text:p text:style-name="P1">Upon your savage, empty lands</text:p>
      <text:p text:style-name="P1">Well, of course mistakes were made</text:p>
      <text:p text:style-name="P1">But as far as human progress goes</text:p>
      <text:p text:style-name="P1">Welcome to a slightly higher plane</text:p>
      <text:p text:style-name="P1"/>
      <text:p text:style-name="P1">Of innovation and opportunity</text:p>
      <text:p text:style-name="P1">For your trampled communities</text:p>
      <text:p text:style-name="P1"/>
      <text:p text:style-name="P1">The treaties that we broke</text:p>
      <text:p text:style-name="P1">The lands that we filched</text:p>
      <text:p text:style-name="P1">The settlements put to the torch</text:p>
      <text:p text:style-name="P1">The children we abused</text:p>
      <text:p text:style-name="P1">All for your own good, of course</text:p>
      <text:p text:style-name="P1"/>
      <text:p text:style-name="P3"><text:span text:style-name="T6">H</text:span><text:span text:style-name="T3">appens to be the way history has been made</text:span></text:p>
      <text:p text:style-name="P3"><text:span text:style-name="T3"/></text:p>
      <text:p text:style-name="P1">Just don't play with a toy gun or change lanes without signaling</text:p>
      <text:p text:style-name="P1">Don't comply, don't resist, 'cause it don't make no difference</text:p>
      <text:p text:style-name="P1"/>
      <text:p text:style-name="P1">Comply? Resist? No difference</text:p>
      <text:p text:style-name="P1">Resist? Comply? You die</text:p>
      <text:p text:style-name="P1"/>
      <text:p text:style-name="P1"><text:soft-page-break/>The funny names you give your kids</text:p>
      <text:p text:style-name="P1">The silly ways you do your hair</text:p>
      <text:p text:style-name="P1">The jungle music that you blare</text:p>
      <text:p text:style-name="P1">We snicker and we sneer</text:p>
      <text:p text:style-name="P1">For they do not revere</text:p>
      <text:p text:style-name="P1"/>
      <text:p text:style-name="P1">The incessant gadgetry we incessantly deploy</text:p>
      <text:p text:style-name="P1">To incessantly extract and incessantly destroy</text:p>
      <text:p text:style-name="P1"/>
      <text:p text:style-name="P1">You don't worship us away</text:p>
      <text:p text:style-name="P1">Don't you worship us? Oh</text:p>
      <text:p text:style-name="P1"/>
      <text:p text:style-name="P1">Resist? Comply? You d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VenturisSans ADF No2 Cd" fo:font-size="28pt" fo:font-weight="bold" officeooo:rsid="0031cb97" officeooo:paragraph-rsid="0031cb97" style:font-name-asian="Noto Sans CJK SC" style:font-size-asian="28pt" style:font-weight-asian="bold" style:font-name-complex="FreeSans" style:font-size-complex="2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mply Resis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00:59.665725932</meta:creation-date>
    <dc:title>new_venturis</dc:title>
    <meta:editing-duration>PT7H19M50S</meta:editing-duration>
    <meta:editing-cycles>5</meta:editing-cycles>
    <meta:generator>LibreOffice/6.4.7.2$Linux_X86_64 LibreOffice_project/40$Build-2</meta:generator>
    <dc:date>2022-04-07T16:20:50.017430635</dc:date>
    <meta:document-statistic meta:table-count="0" meta:image-count="0" meta:object-count="0" meta:page-count="2" meta:paragraph-count="44" meta:word-count="240" meta:character-count="1355" meta:non-whitespace-character-count="1159"/>
    <meta:template xlink:type="simple" xlink:actuate="onRequest" xlink:title="new_venturis" xlink:href="../../../../../Templates/new_venturis.ott" meta:date="2022-04-07T09:00:59.276952395"/>
  </office:meta>
</office:document-meta>
</file>